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5.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5599*"/>
    </style:style>
    <style:style style:name="Table1.B" style:family="table-column">
      <style:table-column-properties style:column-width="2.699cm" style:rel-column-width="6881*"/>
    </style:style>
    <style:style style:name="Table1.C" style:family="table-column">
      <style:table-column-properties style:column-width="6.403cm" style:rel-column-width="16327*"/>
    </style:style>
    <style:style style:name="Table1.D" style:family="table-column">
      <style:table-column-properties style:column-width="7.091cm" style:rel-column-width="18081*"/>
    </style:style>
    <style:style style:name="Table1.E" style:family="table-column">
      <style:table-column-properties style:column-width="7.313cm" style:rel-column-width="18647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background-color="#89c765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fo:background-color="transparent" fo:keep-together="auto">
        <style:background-image/>
      </style:table-row-properties>
    </style:style>
    <style:style style:name="Table1.A3" style:family="table-cell" style:data-style-name="N0">
      <style:table-cell-properties style:vertical-align="middle" fo:background-color="#89c765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3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 style:data-style-name="N0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ans" officeooo:rsid="0013e792" officeooo:paragraph-rsid="0013e792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officeooo:rsid="00149ab3" officeooo:paragraph-rsid="00149ab3"/>
    </style:style>
    <style:style style:name="P3" style:family="paragraph" style:parent-style-name="Table_20_Contents">
      <style:paragraph-properties fo:text-align="start" style:justify-single-word="false"/>
      <style:text-properties style:font-name="Liberation Sans" officeooo:rsid="00149ab3" officeooo:paragraph-rsid="00149ab3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officeooo:rsid="0014b33b" officeooo:paragraph-rsid="0014b33b"/>
    </style:style>
    <style:style style:name="P5" style:family="paragraph" style:parent-style-name="Table_20_Contents">
      <style:paragraph-properties fo:text-align="start" style:justify-single-word="false"/>
      <style:text-properties style:font-name="Liberation Sans" officeooo:rsid="0014b33b" officeooo:paragraph-rsid="0014b33b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officeooo:rsid="001619f3" officeooo:paragraph-rsid="001619f3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officeooo:rsid="001619f3" officeooo:paragraph-rsid="0016cb28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officeooo:rsid="001619f3" officeooo:paragraph-rsid="00175c3e"/>
    </style:style>
    <style:style style:name="P9" style:family="paragraph" style:parent-style-name="Table_20_Contents">
      <style:paragraph-properties fo:text-align="start" style:justify-single-word="false"/>
      <style:text-properties style:font-name="Liberation Sans" officeooo:rsid="001619f3" officeooo:paragraph-rsid="001619f3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officeooo:rsid="0016cb28" officeooo:paragraph-rsid="0016cb28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officeooo:rsid="00175c3e" officeooo:paragraph-rsid="00175c3e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officeooo:rsid="00182e1f" officeooo:paragraph-rsid="0013e792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" officeooo:rsid="00182e1f" officeooo:paragraph-rsid="00182e1f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" officeooo:rsid="00182e1f" officeooo:paragraph-rsid="00182e1f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officeooo:rsid="001b8f9b" officeooo:paragraph-rsid="001b8f9b"/>
    </style:style>
    <style:style style:name="P16" style:family="paragraph" style:parent-style-name="Table_20_Contents">
      <style:paragraph-properties fo:text-align="start" style:justify-single-word="false"/>
      <style:text-properties style:font-name="Liberation Sans" officeooo:rsid="001b8f9b" officeooo:paragraph-rsid="001b8f9b"/>
    </style:style>
    <style:style style:name="P17" style:family="paragraph" style:parent-style-name="Table_20_Heading">
      <style:paragraph-properties fo:text-align="center" style:justify-single-word="false"/>
      <style:text-properties style:font-name="Liberation Sans" officeooo:rsid="0013e792" officeooo:paragraph-rsid="0013e792"/>
    </style:style>
    <style:style style:name="P18" style:family="paragraph" style:parent-style-name="Table_20_Heading">
      <style:paragraph-properties fo:text-align="start" style:justify-single-word="false"/>
      <style:text-properties style:font-name="Liberation Sans" officeooo:rsid="0013e792" officeooo:paragraph-rsid="0013e792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" officeooo:rsid="00182e1f" officeooo:paragraph-rsid="0013e792"/>
    </style:style>
    <style:style style:name="P20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Liberation Sans" officeooo:rsid="00182e1f" officeooo:paragraph-rsid="0013e792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officeooo:rsid="001fb30b" officeooo:paragraph-rsid="001fb30b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" officeooo:rsid="001fb30b" officeooo:paragraph-rsid="001fb30b"/>
    </style:style>
    <style:style style:name="P23" style:family="paragraph" style:parent-style-name="Table_20_Contents" style:list-style-name="L1">
      <loext:graphic-properties draw:fill="none"/>
      <style:paragraph-properties fo:margin-left="0cm" fo:margin-right="0cm" fo:margin-top="0cm" fo:margin-bottom="0.199cm" loext:contextual-spacing="false" fo:text-align="start" style:justify-single-word="false" fo:text-indent="0.101cm" style:auto-text-indent="false" fo:background-color="transparent" text:number-lines="false" text:line-number="0"/>
      <style:text-properties style:font-name="Liberation Sans" officeooo:rsid="00149ab3" officeooo:paragraph-rsid="00149ab3"/>
    </style:style>
    <style:style style:name="P24" style:family="paragraph" style:parent-style-name="Table_20_Contents" style:list-style-name="L1">
      <loext:graphic-properties draw:fill="none"/>
      <style:paragraph-properties fo:margin-left="0cm" fo:margin-right="0cm" fo:margin-top="0cm" fo:margin-bottom="0.199cm" loext:contextual-spacing="false" fo:text-align="start" style:justify-single-word="false" fo:text-indent="0.101cm" style:auto-text-indent="false" fo:background-color="transparent" text:number-lines="false" text:line-number="0"/>
      <style:text-properties style:font-name="Liberation Sans" officeooo:rsid="00182e1f" officeooo:paragraph-rsid="00182e1f"/>
    </style:style>
    <style:style style:name="P25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dc17d" officeooo:paragraph-rsid="001dc17d"/>
    </style:style>
    <style:style style:name="P26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4b33b" officeooo:paragraph-rsid="001619f3"/>
    </style:style>
    <style:style style:name="P27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4b33b" officeooo:paragraph-rsid="0014b33b"/>
    </style:style>
    <style:style style:name="P28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6cb28" officeooo:paragraph-rsid="0016cb28"/>
    </style:style>
    <style:style style:name="P29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75c3e" officeooo:paragraph-rsid="00175c3e"/>
    </style:style>
    <style:style style:name="P30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49ab3" officeooo:paragraph-rsid="0014b33b"/>
    </style:style>
    <style:style style:name="P31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fb30b" officeooo:paragraph-rsid="001fb30b"/>
    </style:style>
    <style:style style:name="P32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094be" officeooo:paragraph-rsid="002094be"/>
    </style:style>
    <style:style style:name="P33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4b33b" officeooo:paragraph-rsid="0014b33b" fo:background-color="#f8aa97"/>
    </style:style>
    <style:style style:name="T1" style:family="text">
      <style:text-properties officeooo:rsid="0014b33b"/>
    </style:style>
    <style:style style:name="T2" style:family="text">
      <style:text-properties officeooo:rsid="0016cb28"/>
    </style:style>
    <style:style style:name="T3" style:family="text">
      <style:text-properties officeooo:rsid="00175c3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101cm" fo:margin-left="0.1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17">ID</text:p>
            </table:table-cell>
            <table:table-cell table:style-name="Table1.A1" office:value-type="string">
              <text:p text:style-name="P18">as a...</text:p>
            </table:table-cell>
            <table:table-cell table:style-name="Table1.A1" office:value-type="string">
              <text:p text:style-name="P18">I want to...</text:p>
            </table:table-cell>
            <table:table-cell table:style-name="Table1.A1" office:value-type="string">
              <text:p text:style-name="P18">so that...</text:p>
            </table:table-cell>
            <table:table-cell table:style-name="Table1.E1" office:value-type="string">
              <text:p text:style-name="P17">Conditions of Satisfaction</text:p>
            </table:table-cell>
          </table:table-row>
        </table:table-header-rows>
        <table:table-row>
          <table:table-cell table:style-name="Table1.A2" office:value-type="string">
            <text:p text:style-name="P1">1</text:p>
          </table:table-cell>
          <table:table-cell table:style-name="Table1.B10" office:value-type="string">
            <text:p text:style-name="P2">researcher</text:p>
          </table:table-cell>
          <table:table-cell table:style-name="Table1.C10" office:value-type="string">
            <text:p text:style-name="P3"><text:span text:style-name="T2">creates</text:span> JSBSim <text:span text:style-name="T2">instances </text:span>in Python</text:p>
          </table:table-cell>
          <table:table-cell table:style-name="Table1.D10" office:value-type="string">
            <text:p text:style-name="P3">I can interact with the simulation</text:p>
          </table:table-cell>
          <table:table-cell table:style-name="Table1.E10" office:value-type="string">
            <text:list xml:id="list358995478" text:style-name="L1">
              <text:list-item>
                <text:p text:style-name="P23">JSBSim instance is created</text:p>
              </text:list-item>
              <text:list-item>
                <text:p text:style-name="P23">JSBSim directories are configured</text:p>
              </text:list-item>
            </text:list>
          </table:table-cell>
        </table:table-row>
        <table:table-row table:style-name="Table1.3">
          <table:table-cell table:style-name="Table1.A3" table:formula="ooow:&lt;A2&gt;+1" office:value-type="float" office:value="2">
            <text:p text:style-name="P12">2</text:p>
          </table:table-cell>
          <table:table-cell table:style-name="Table1.B10" office:value-type="string">
            <text:p text:style-name="P13">researcher</text:p>
          </table:table-cell>
          <table:table-cell table:style-name="Table1.C10" office:value-type="string">
            <text:p text:style-name="P14">load an aircraft into a JSBSim instance</text:p>
          </table:table-cell>
          <table:table-cell table:style-name="Table1.D10" office:value-type="string">
            <text:p text:style-name="P14">I can simulate different aircraft</text:p>
          </table:table-cell>
          <table:table-cell table:style-name="Table1.E3" office:value-type="string">
            <text:list xml:id="list173805003918519" text:continue-numbering="true" text:style-name="L1">
              <text:list-item>
                <text:p text:style-name="P24">Aircraft configs can be loaded by name of aircraft</text:p>
              </text:list-item>
              <text:list-item>
                <text:p text:style-name="P24">Helpful error message displayed if aircraft config file not found</text:p>
              </text:list-item>
            </text:list>
          </table:table-cell>
        </table:table-row>
        <table:table-row>
          <table:table-cell table:style-name="Table1.A3" table:formula="ooow:&lt;A3&gt;+1" office:value-type="float" office:value="3">
            <text:p text:style-name="P12">3</text:p>
          </table:table-cell>
          <table:table-cell table:style-name="Table1.B10" office:value-type="string">
            <text:p text:style-name="P15">researcher</text:p>
          </table:table-cell>
          <table:table-cell table:style-name="Table1.C10" office:value-type="string">
            <text:p text:style-name="P16">set an aircraft’s initial conditions in the JSBSim simulation</text:p>
          </table:table-cell>
          <table:table-cell table:style-name="Table1.D10" office:value-type="string">
            <text:p text:style-name="P16">I can start the episode in the state I want</text:p>
          </table:table-cell>
          <table:table-cell table:style-name="Table1.E10" office:value-type="string">
            <text:list xml:id="list173803312543453" text:continue-numbering="true" text:style-name="L1">
              <text:list-item>
                <text:p text:style-name="P25">Every simulation variable is set to the value specified.</text:p>
              </text:list-item>
            </text:list>
          </table:table-cell>
        </table:table-row>
        <table:table-row>
          <table:table-cell table:style-name="Table1.A3" table:formula="ooow:&lt;A4&gt;+1" office:value-type="float" office:value="4">
            <text:p text:style-name="P12">4</text:p>
          </table:table-cell>
          <table:table-cell table:style-name="Table1.B10" office:value-type="string">
            <text:p text:style-name="P2">researcher</text:p>
          </table:table-cell>
          <table:table-cell table:style-name="Table1.C10" office:value-type="string">
            <text:p text:style-name="P3">extract aircraft state information from JSBSim</text:p>
          </table:table-cell>
          <table:table-cell table:style-name="Table1.D10" office:value-type="string">
            <text:p text:style-name="P3">I can pass Agents state observatio<text:span text:style-name="T1">ns</text:span></text:p>
          </table:table-cell>
          <table:table-cell table:style-name="Table1.E10" office:value-type="string">
            <text:list xml:id="list173803901867182" text:continue-numbering="true" text:style-name="L1">
              <text:list-item>
                <text:p text:style-name="P26">Can call JSBSim with collection of desired variables and receive values back</text:p>
              </text:list-item>
              <text:list-item>
                <text:p text:style-name="P33">Throws exception if requested variable does not exist</text:p>
              </text:list-item>
            </text:list>
          </table:table-cell>
        </table:table-row>
        <table:table-row>
          <table:table-cell table:style-name="Table1.A3" table:formula="ooow:&lt;A5&gt;+1" office:value-type="float" office:value="5">
            <text:p text:style-name="P12">5</text:p>
          </table:table-cell>
          <table:table-cell table:style-name="Table1.B10" office:value-type="string">
            <text:p text:style-name="P4">researcher</text:p>
          </table:table-cell>
          <table:table-cell table:style-name="Table1.C10" office:value-type="string">
            <text:p text:style-name="P5">pass commands to JSBSim</text:p>
          </table:table-cell>
          <table:table-cell table:style-name="Table1.D10" office:value-type="string">
            <text:p text:style-name="P10">aircraft can be controlled</text:p>
          </table:table-cell>
          <table:table-cell table:style-name="Table1.E10" office:value-type="string">
            <text:list xml:id="list173804003570231" text:continue-numbering="true" text:style-name="L1">
              <text:list-item>
                <text:p text:style-name="P27">Can pass JSBSim collection of commands</text:p>
              </text:list-item>
              <text:list-item>
                <text:p text:style-name="P27">JSBSim correctly updates aircraft in response to actions</text:p>
              </text:list-item>
            </text:list>
          </table:table-cell>
        </table:table-row>
        <table:table-row>
          <table:table-cell table:style-name="Table1.A7" table:formula="ooow:&lt;A6&gt;+1" office:value-type="float" office:value="6">
            <text:p text:style-name="P20">6</text:p>
          </table:table-cell>
          <table:table-cell table:style-name="Table1.B10" office:value-type="string">
            <text:p text:style-name="P21">researcher</text:p>
          </table:table-cell>
          <table:table-cell table:style-name="Table1.C10" office:value-type="string">
            <text:p text:style-name="P22">run a simulation while making state observations and passing commands at fixed intervals</text:p>
          </table:table-cell>
          <table:table-cell table:style-name="Table1.D10" office:value-type="string">
            <text:p text:style-name="P22">an RL agent can interact with the simulation as an MDP</text:p>
          </table:table-cell>
          <table:table-cell table:style-name="Table1.E10" office:value-type="string">
            <text:list xml:id="list173805223334425" text:continue-numbering="true" text:style-name="L1">
              <text:list-item>
                <text:p text:style-name="P32">Simulation timestep, and timesteps between observations are configurable</text:p>
              </text:list-item>
              <text:list-item>
                <text:p text:style-name="P31">Simulation conforms to the OpenAI Gym environment interface</text:p>
              </text:list-item>
            </text:list>
          </table:table-cell>
        </table:table-row>
        <table:table-row>
          <table:table-cell table:style-name="Table1.A8" table:formula="ooow:&lt;A7&gt;+1" office:value-type="float" office:value="7">
            <text:p text:style-name="P12">7</text:p>
          </table:table-cell>
          <table:table-cell table:style-name="Table1.B10" office:value-type="string">
            <text:p text:style-name="P6">researcher</text:p>
          </table:table-cell>
          <table:table-cell table:style-name="Table1.C10" office:value-type="string">
            <text:p text:style-name="P9">create JSBSim environments for various tasks</text:p>
          </table:table-cell>
          <table:table-cell table:style-name="Table1.D10" office:value-type="string">
            <text:p text:style-name="P9"><text:span text:style-name="T2">A</text:span>gents <text:span text:style-name="T2">can be tested </text:span>on different control tasks</text:p>
          </table:table-cell>
          <table:table-cell table:style-name="Table1.E10" office:value-type="string">
            <text:list xml:id="list173803808328096" text:continue-numbering="true" text:style-name="L1">
              <text:list-item>
                <text:p text:style-name="P28">Can <text:span text:style-name="T3">create </text:span>new tasks <text:span text:style-name="T3">with unique states/actions/rewards</text:span></text:p>
              </text:list-item>
              <text:list-item>
                <text:p text:style-name="P28">Can instantiate environments implementing arbitrary tasks</text:p>
              </text:list-item>
            </text:list>
          </table:table-cell>
        </table:table-row>
        <text:soft-page-break/>
        <table:table-row>
          <table:table-cell table:style-name="Table1.A9" table:formula="ooow:&lt;A8&gt;+1" office:value-type="float" office:value="8">
            <text:p text:style-name="P12">8</text:p>
          </table:table-cell>
          <table:table-cell table:style-name="Table1.B10" office:value-type="string">
            <text:p text:style-name="P7">researcher</text:p>
          </table:table-cell>
          <table:table-cell table:style-name="Table1.C10" office:value-type="string">
            <text:p text:style-name="P10">visualise <text:span text:style-name="T3">aircraft</text:span> state</text:p>
          </table:table-cell>
          <table:table-cell table:style-name="Table1.D10" office:value-type="string">
            <text:p text:style-name="P10">I can understand what is going on</text:p>
          </table:table-cell>
          <table:table-cell table:style-name="Table1.E10" office:value-type="string">
            <text:list xml:id="list173804054863472" text:continue-numbering="true" text:style-name="L1">
              <text:list-item>
                <text:p text:style-name="P28">Aircraft position and velocities are visible</text:p>
              </text:list-item>
              <text:list-item>
                <text:p text:style-name="P28">The task goal is visible</text:p>
              </text:list-item>
              <text:list-item>
                <text:p text:style-name="P28">Visualisation <text:span text:style-name="T3">starts</text:span> and closes in response to appropriate <text:span text:style-name="T3">Env interface methods</text:span></text:p>
              </text:list-item>
            </text:list>
          </table:table-cell>
        </table:table-row>
        <table:table-row>
          <table:table-cell table:style-name="Table1.A10" table:formula="ooow:&lt;A9&gt;+1" office:value-type="float" office:value="9">
            <text:p text:style-name="P12">9</text:p>
          </table:table-cell>
          <table:table-cell table:style-name="Table1.B10" office:value-type="string">
            <text:p text:style-name="P8">researcher</text:p>
          </table:table-cell>
          <table:table-cell table:style-name="Table1.C10" office:value-type="string">
            <text:p text:style-name="P11">visualise the aircraft current control surface positions and commanded positions</text:p>
          </table:table-cell>
          <table:table-cell table:style-name="Table1.D10" office:value-type="string">
            <text:p text:style-name="P11">I can understand how the aircraft is being controlled</text:p>
          </table:table-cell>
          <table:table-cell table:style-name="Table1.E10" office:value-type="string">
            <text:list xml:id="list173804633607651" text:continue-numbering="true" text:style-name="L1">
              <text:list-item>
                <text:p text:style-name="P29">Aircraft aileron, elevator, rudder, throttle positions and commanded positions are visible in the environment render.</text:p>
              </text:list-item>
            </text:list>
          </table:table-cell>
        </table:table-row>
        <table:table-row>
          <table:table-cell table:style-name="Table1.A11" table:formula="ooow:&lt;A10&gt;+1" office:value-type="float" office:value="10">
            <text:p text:style-name="P12">10</text:p>
          </table:table-cell>
          <table:table-cell table:style-name="Table1.B11" office:value-type="string">
            <text:p text:style-name="P6">agent</text:p>
          </table:table-cell>
          <table:table-cell table:style-name="Table1.C11" office:value-type="string">
            <text:p text:style-name="P9">query a JSBSim environment for its state and action space</text:p>
          </table:table-cell>
          <table:table-cell table:style-name="Table1.D11" office:value-type="string">
            <text:p text:style-name="P9">configure my internal model for the correct number of variables</text:p>
          </table:table-cell>
          <table:table-cell table:style-name="Table1.E11" office:value-type="string">
            <text:list xml:id="list173803896522083" text:continue-numbering="true" text:style-name="L1">
              <text:list-item>
                <text:p text:style-name="P30"/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2:22:07.500262414</meta:creation-date>
    <dc:date>2018-06-22T17:37:12.164719623</dc:date>
    <meta:editing-duration>PT11H20M23S</meta:editing-duration>
    <meta:editing-cycles>7</meta:editing-cycles>
    <meta:generator>LibreOffice/6.0.3.2$Linux_X86_64 LibreOffice_project/00m0$Build-2</meta:generator>
    <meta:document-statistic meta:table-count="1" meta:image-count="0" meta:object-count="0" meta:page-count="2" meta:paragraph-count="63" meta:word-count="334" meta:character-count="2060" meta:non-whitespace-character-count="1806"/>
  </office:meta>
</office:document-meta>
</file>